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officeooo:rsid="000e04ce" officeooo:paragraph-rsid="000e04ce" style:font-size-asian="32pt" style:font-style-asian="italic" style:font-weight-asian="bold" style:font-size-complex="32pt" style:font-style-complex="italic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bold" officeooo:rsid="000e04ce" officeooo:paragraph-rsid="000e04ce" style:font-size-asian="15.75pt" style:font-style-asian="italic" style:font-weight-asian="bold" style:font-size-complex="18pt" style:font-style-complex="italic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5pt" fo:font-style="normal" style:text-underline-style="none" fo:font-weight="normal" officeooo:rsid="000e04ce" officeooo:paragraph-rsid="000e04ce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Preformatted_20_Text" style:list-style-name="L1">
      <style:paragraph-properties fo:text-align="start" style:justify-single-word="false"/>
      <style:text-properties fo:font-size="15pt" fo:font-style="normal" style:text-underline-style="none" fo:font-weight="normal" officeooo:rsid="000e04ce" officeooo:paragraph-rsid="000e04ce" style:font-size-asian="13.1000003814697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Viewer</text:p>
      <text:p text:style-name="P2"/>
      <text:p text:style-name="P3">This is a desktop application which will aid developers in visually exploring and interacting with data present in any kind of storage platform. </text:p>
      <text:p text:style-name="P3"/>
      <text:p text:style-name="P3">Core Features:</text:p>
      <text:p text:style-name="P3"/>
      <text:list xml:id="list8898769906581422464" text:style-name="L1">
        <text:list-item>
          <text:p text:style-name="P4">Can be used to visualize data from any kind of databases. Relational or Non-Relational, SQL or NOSQL, Structured or Non-Structured. </text:p>
        </text:list-item>
        <text:list-item>
          <text:p text:style-name="P4">Supports wide range of DB’s. From MySQL to MongoDB.</text:p>
        </text:list-item>
        <text:list-item>
          <text:p text:style-name="P4">View data in a easy to navigate and explorable format.</text:p>
        </text:list-item>
        <text:list-item>
          <text:p text:style-name="P4">Modify data with comfort within the GUI. It feels like filling or updating an application form.</text:p>
        </text:list-item>
        <text:list-item>
          <text:p text:style-name="P4">Delete or insert new data points with ease.</text:p>
        </text:list-item>
        <text:list-item>
          <text:p text:style-name="P4">Extremely light-weight application.</text:p>
        </text:list-item>
        <text:list-item>
          <text:p text:style-name="P4">Option to connect to remote servers.</text:p>
        </text:list-item>
        <text:list-item>
          <text:p text:style-name="P4">Hadoop and big data suppor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5T00:48:17.342470779</dc:date>
    <meta:editing-duration>PT10M5S</meta:editing-duration>
    <meta:editing-cycles>1</meta:editing-cycles>
    <meta:document-statistic meta:table-count="0" meta:image-count="0" meta:object-count="0" meta:page-count="1" meta:paragraph-count="11" meta:word-count="111" meta:character-count="649" meta:non-whitespace-character-count="555"/>
    <meta:generator>LibreOffice/5.1.6.2$Linux_X86_64 LibreOffice_project/10m0$Build-2</meta:generator>
  </office:meta>
</office:document-meta>
</file>